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tarell Extra Bold" svg:font-family="'Cantarell Extra Bold'" style:font-pitch="variable"/>
    <style:font-face style:name="Cantarell Extra Bold1" svg:font-family="'Cantarell Extra Bold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</style:style>
    <style:style style:name="P2" style:family="paragraph" style:parent-style-name="Heading_20_4">
      <style:paragraph-properties fo:text-align="center" style:justify-single-word="false" style:writing-mode="lr-tb"/>
    </style:style>
    <style:style style:name="P3" style:family="paragraph" style:parent-style-name="Heading_20_4">
      <style:paragraph-properties style:writing-mode="lr-tb"/>
    </style:style>
    <style:style style:name="P4" style:family="paragraph" style:parent-style-name="Standard" style:list-style-name="WWNum1">
      <style:paragraph-properties fo:margin-left="0.265cm" fo:margin-top="0.494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5" style:family="paragraph" style:parent-style-name="Standard" style:list-style-name="WWNum1">
      <style:paragraph-properties fo:margin-left="0.265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6" style:family="paragraph" style:parent-style-name="Standard" style:list-style-name="WWNum1">
      <style:paragraph-properties fo:margin-left="0.265cm" fo:margin-top="0cm" fo:margin-bottom="0.494cm" style:contextual-spacing="false" fo:keep-together="auto" fo:orphans="2" fo:widows="2" fo:text-indent="-0.635cm" style:auto-text-indent="false" fo:keep-with-next="auto" text:number-lines="true" text:line-number="0"/>
    </style:style>
    <style:style style:name="T1" style:family="text">
      <style:text-properties fo:language="en" fo:country="US"/>
    </style:style>
    <style:style style:name="T2" style:family="text">
      <style:text-properties style:font-name="Cantarell Extra Bold" fo:font-size="20pt" fo:language="en" fo:country="US" style:font-size-asian="20pt" style:font-name-complex="Cantarell Extra Bold1" style:font-size-complex="20pt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Anunci</text:span><text:span text:style-name="T1"/></text:h>
      <text:h text:style-name="P1" text:outline-level="1" loext:marker-style-name="T2"><text:span text:style-name="T2">Escoles Municipals curs 2024 - 2025</text:span><text:span text:style-name="T2"/></text:h>
      <text:h text:style-name="P2" text:outline-level="4" loext:marker-style-name="T3"><text:span text:style-name="Default_20_Paragraph_20_Font"><text:span text:style-name="T3">PREINSCRIPCIONS PER AL CURS 2024-2025</text:span></text:span><text:span text:style-name="T3"/></text:h>
      <text:h text:style-name="P3" text:outline-level="4" loext:marker-style-name="T3"><text:span text:style-name="Default_20_Paragraph_20_Font"><text:span text:style-name="T3">Feim públic que s'obre el termini de preinscripció de la escola municipal per al curs 2024-2025.</text:span></text:span><text:span text:style-name="T3"/></text:h>
      <text:h text:style-name="P3" text:outline-level="4" loext:marker-style-name="T3"><text:span text:style-name="Default_20_Paragraph_20_Font"><text:span text:style-name="T3">Termini d'inscripció: de l'1 al 10 de setembre, ambdós dies inclosos.</text:span></text:span><text:span text:style-name="T3"/></text:h>
      <text:h text:style-name="P3" text:outline-level="4" loext:marker-style-name="T3"><text:span text:style-name="Default_20_Paragraph_20_Font"><text:span text:style-name="T3">Informació:</text:span></text:span><text:span text:style-name="T3"/></text:h>
      <text:list text:style-name="WWNum1">
        <text:list-item>
          <text:p text:style-name="P4"><text:span text:style-name="Strong_20_Emphasis">Direcció:</text:span> Claustre del Carme, 5. 1r pis</text:p>
        </text:list-item>
        <text:list-item>
          <text:p text:style-name="P5"><text:span text:style-name="Strong_20_Emphasis">Codi postal:</text:span> 07701 - Maó (Menorca)</text:p>
        </text:list-item>
        <text:list-item>
          <text:p text:style-name="P5"><text:span text:style-name="Strong_20_Emphasis">Tel.</text:span> 971 36 20 21</text:p>
        </text:list-item>
        <text:list-item>
          <text:p text:style-name="P6"><text:span text:style-name="Strong_20_Emphasis">a/e:</text:span> escoles_municipals@ajmao.org<text:bookmark text:name="_GoBack"/></text:p>
        </text:list-item>
      </text:list>
      <text:h text:style-name="P2" text:outline-level="4" loext:marker-style-name="T1"><text:span text:style-name="Default_20_Paragraph_20_Font"><text:span text:style-name="T3">Horari: de dilluns a divendres, de 18 a 21 h</text:span></text:span><text:span text:style-name="T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tarell Extra Bold" svg:font-family="'Cantarell Extra Bold'" style:font-pitch="variable"/>
    <style:font-face style:name="Cantarell Extra Bold1" svg:font-family="'Cantarell Extra Bold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es" fo:country="ES" style:letter-kerning="false" style:font-name-asian="SimSun" style:font-size-asian="10pt" style:language-asian="zh" style:country-asian="CN" style:font-name-complex="Times New Roman2" style:font-size-complex="10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Times New Roman1" fo:font-size="10pt" fo:language="es" fo:country="ES" style:letter-kerning="false" style:font-name-asian="SimSun" style:font-size-asian="10pt" style:language-asian="zh" style:country-asian="CN" style:font-name-complex="Times New Roman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cm" fo:margin-bottom="0.582cm" style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59cm" fo:margin-bottom="0.459cm" style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512cm" style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pitch="variable"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pitch="variable" fo:font-size="10pt" style:font-size-asian="10pt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pitch="variable" fo:font-size="10pt" style:font-size-asian="10pt" style:font-name-complex="Wingdings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2:45:00</meta:creation-date>
    <meta:initial-creator>cicles</meta:initial-creator>
    <dc:creator>cicles</dc:creator>
    <dc:date>2024-11-08T12:51:38</dc:date>
    <meta:editing-cycles>1</meta:editing-cycles>
    <meta:editing-duration>PT6M</meta:editing-duration>
    <meta:generator>LibreOffice/24.8.3.2$Windows_X86_64 LibreOffice_project/48a6bac9e7e268aeb4c3483fcf825c94556d9f92</meta:generator>
    <meta:document-statistic meta:table-count="0" meta:image-count="0" meta:object-count="0" meta:page-count="1" meta:paragraph-count="11" meta:word-count="74" meta:character-count="425" meta:non-whitespace-character-count="366"/>
    <meta:user-defined meta:name="KSOProductBuildVer">1033-11.1.0.11723</meta:user-defined>
    <meta:template xlink:type="simple" xlink:actuate="onRequest" xlink:title="Normal.dotm" xlink:href=""/>
  </office:meta>
</office:document-meta>
</file>